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7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08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141cm"/>
    </style:style>
    <style:style style:name="co10" style:family="table-column">
      <style:table-column-properties fo:break-before="auto" style:column-width="0.864cm"/>
    </style:style>
    <style:style style:name="co11" style:family="table-column">
      <style:table-column-properties fo:break-before="auto" style:column-width="0.947cm"/>
    </style:style>
    <style:style style:name="co12" style:family="table-column">
      <style:table-column-properties fo:break-before="auto" style:column-width="1.058cm"/>
    </style:style>
    <style:style style:name="co13" style:family="table-column">
      <style:table-column-properties fo:break-before="auto" style:column-width="1.087cm"/>
    </style:style>
    <style:style style:name="co14" style:family="table-column">
      <style:table-column-properties fo:break-before="auto" style:column-width="2.549cm"/>
    </style:style>
    <style:style style:name="co15" style:family="table-column">
      <style:table-column-properties fo:break-before="auto" style:column-width="10.86cm"/>
    </style:style>
    <style:style style:name="co16" style:family="table-column">
      <style:table-column-properties fo:break-before="auto" style:column-width="1.812cm"/>
    </style:style>
    <style:style style:name="co17" style:family="table-column">
      <style:table-column-properties fo:break-before="auto" style:column-width="1.893cm"/>
    </style:style>
    <style:style style:name="co18" style:family="table-column">
      <style:table-column-properties fo:break-before="auto" style:column-width="2.057cm"/>
    </style:style>
    <style:style style:name="co19" style:family="table-column">
      <style:table-column-properties fo:break-before="auto" style:column-width="1.429cm"/>
    </style:style>
    <style:style style:name="co20" style:family="table-column">
      <style:table-column-properties fo:break-before="auto" style:column-width="2.275cm"/>
    </style:style>
    <style:style style:name="co21" style:family="table-column">
      <style:table-column-properties fo:break-before="auto" style:column-width="1.702cm"/>
    </style:style>
    <style:style style:name="co22" style:family="table-column">
      <style:table-column-properties fo:break-before="auto" style:column-width="5.475cm"/>
    </style:style>
    <style:style style:name="co23" style:family="table-column">
      <style:table-column-properties fo:break-before="auto" style:column-width="2.249cm"/>
    </style:style>
    <style:style style:name="co24" style:family="table-column">
      <style:table-column-properties fo:break-before="auto" style:column-width="2.439cm"/>
    </style:style>
    <style:style style:name="co25" style:family="table-column">
      <style:table-column-properties fo:break-before="auto" style:column-width="1.921cm"/>
    </style:style>
    <style:style style:name="co26" style:family="table-column">
      <style:table-column-properties fo:break-before="auto" style:column-width="5.283cm"/>
    </style:style>
    <style:style style:name="co27" style:family="table-column">
      <style:table-column-properties fo:break-before="auto" style:column-width="2.632cm"/>
    </style:style>
    <style:style style:name="co28" style:family="table-column">
      <style:table-column-properties fo:break-before="auto" style:column-width="1.757cm"/>
    </style:style>
    <style:style style:name="co29" style:family="table-column">
      <style:table-column-properties fo:break-before="auto" style:column-width="1.697cm"/>
    </style:style>
    <style:style style:name="co30" style:family="table-column">
      <style:table-column-properties fo:break-before="auto" style:column-width="1.836cm"/>
    </style:style>
    <style:style style:name="co31" style:family="table-column">
      <style:table-column-properties fo:break-before="auto" style:column-width="1.115cm"/>
    </style:style>
    <style:style style:name="co32" style:family="table-column">
      <style:table-column-properties fo:break-before="auto" style:column-width="2.932cm"/>
    </style:style>
    <style:style style:name="co33" style:family="table-column">
      <style:table-column-properties fo:break-before="auto" style:column-width="2.974cm"/>
    </style:style>
    <style:style style:name="co34" style:family="table-column">
      <style:table-column-properties fo:break-before="auto" style:column-width="1.446cm"/>
    </style:style>
    <style:style style:name="co35" style:family="table-column">
      <style:table-column-properties fo:break-before="auto" style:column-width="5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02cm solid #000000" fo:border-left="none" fo:border-right="0.002cm solid #000000" fo:border-top="none"/>
    </style:style>
    <style:style style:name="ce2" style:family="table-cell" style:parent-style-name="Default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fo:border-bottom="none" fo:border-left="none" fo:border-right="0.002cm solid #000000" fo:border-top="0.002cm solid #000000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border-left="0.002cm solid #000000" fo:border-right="none" fo:border-top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istóri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Descrição</text:p>
          </table:table-cell>
          <table:table-cell office:value-type="string">
            <text:p>Categoria</text:p>
          </table:table-cell>
          <table:table-cell office:value-type="string">
            <text:p>Prioridade</text:p>
          </table:table-cell>
          <table:table-cell office:value-type="string">
            <text:p>Dificuldade</text:p>
          </table:table-cell>
          <table:table-cell office:value-type="string">
            <text:p>Este Sprint</text:p>
          </table:table-cell>
        </table:table-row>
        <table:table-row table:style-name="ro1">
          <table:table-cell office:value-type="string">
            <text:p>manter informações de clientes</text:p>
          </table:table-cell>
          <table:table-cell office:value-type="string">
            <text:p>novo crítico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manter informações de produtos</text:p>
          </table:table-cell>
          <table:table-cell office:value-type="string">
            <text:p>novo crítico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manter informações de compras</text:p>
          </table:table-cell>
          <table:table-cell office:value-type="string">
            <text:p>novo crítico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manter informações de produtos comprados</text:p>
          </table:table-cell>
          <table:table-cell office:value-type="string">
            <text:p>novo crítico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manter informações de produtos disponíveis</text:p>
          </table:table-cell>
          <table:table-cell office:value-type="string">
            <text:p>novo crítico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produtos podem possuir várias categorias</text:p>
          </table:table-cell>
          <table:table-cell office:value-type="string">
            <text:p>novo crítico</text:p>
          </table:table-cell>
          <table:table-cell office:value-type="string">
            <text:p>alta</text:p>
          </table:table-cell>
          <table:table-cell office:value-type="string">
            <text:p>médi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usar sessão para manter login</text:p>
          </table:table-cell>
          <table:table-cell office:value-type="string">
            <text:p>novo crítico</text:p>
          </table:table-cell>
          <table:table-cell office:value-type="string">
            <text:p>alta</text:p>
          </table:table-cell>
          <table:table-cell office:value-type="string">
            <text:p>fácil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dar suporte a internacionalização</text:p>
          </table:table-cell>
          <table:table-cell office:value-type="string">
            <text:p>novo crítico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usar arquitetura MVC</text:p>
          </table:table-cell>
          <table:table-cell office:value-type="string">
            <text:p>novo crítico</text:p>
          </table:table-cell>
          <table:table-cell office:value-type="string">
            <text:p>alta</text:p>
          </table:table-cell>
          <table:table-cell office:value-type="string">
            <text:p>fácil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usar banco de dados</text:p>
          </table:table-cell>
          <table:table-cell office:value-type="string">
            <text:p>novo crítico</text:p>
          </table:table-cell>
          <table:table-cell office:value-type="string">
            <text:p>alta</text:p>
          </table:table-cell>
          <table:table-cell office:value-type="string">
            <text:p>fácil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usar ant script</text:p>
          </table:table-cell>
          <table:table-cell office:value-type="string">
            <text:p>novo crítico</text:p>
          </table:table-cell>
          <table:table-cell office:value-type="string">
            <text:p>alta</text:p>
          </table:table-cell>
          <table:table-cell office:value-type="string">
            <text:p>fácil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fazer upload das fotos dos produtos</text:p>
          </table:table-cell>
          <table:table-cell office:value-type="string">
            <text:p>novo crítico</text:p>
          </table:table-cell>
          <table:table-cell office:value-type="string">
            <text:p>alta</text:p>
          </table:table-cell>
          <table:table-cell office:value-type="string">
            <text:p>difícil</text:p>
          </table:table-cell>
          <table:table-cell/>
        </table:table-row>
        <table:table-row table:style-name="ro1">
          <table:table-cell office:value-type="string">
            <text:p>senhas devem ser criptografadas (não-MD5)</text:p>
          </table:table-cell>
          <table:table-cell office:value-type="string">
            <text:p>novo crítico</text:p>
          </table:table-cell>
          <table:table-cell office:value-type="string">
            <text:p>alta</text:p>
          </table:table-cell>
          <table:table-cell office:value-type="string">
            <text:p>difícil</text:p>
          </table:table-cell>
          <table:table-cell/>
        </table:table-row>
        <table:table-row table:style-name="ro1">
          <table:table-cell office:value-type="string">
            <text:p>gerenciar usuários</text:p>
          </table:table-cell>
          <table:table-cell office:value-type="string">
            <text:p>novo utilidade</text:p>
          </table:table-cell>
          <table:table-cell office:value-type="string">
            <text:p>média</text:p>
          </table:table-cell>
          <table:table-cell office:value-type="string">
            <text:p>trabalhos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gerenciar grupos de usuários</text:p>
          </table:table-cell>
          <table:table-cell office:value-type="string">
            <text:p>novo utilidade</text:p>
          </table:table-cell>
          <table:table-cell office:value-type="string">
            <text:p>baixa</text:p>
          </table:table-cell>
          <table:table-cell office:value-type="string">
            <text:p>médi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string">
            <text:p>disponibilizar carrinho de compras</text:p>
          </table:table-cell>
          <table:table-cell office:value-type="string">
            <text:p>novo opcional</text:p>
          </table:table-cell>
          <table:table-cell office:value-type="string">
            <text:p>baixa</text:p>
          </table:table-cell>
          <table:table-cell office:value-type="string">
            <text:p>médio</text:p>
          </table:table-cell>
          <table:table-cell/>
        </table:table-row>
        <table:table-row table:style-name="ro1">
          <table:table-cell office:value-type="string">
            <text:p>disponibilizar lista de desejos</text:p>
          </table:table-cell>
          <table:table-cell office:value-type="string">
            <text:p>novo opcional</text:p>
          </table:table-cell>
          <table:table-cell office:value-type="string">
            <text:p>baixa</text:p>
          </table:table-cell>
          <table:table-cell office:value-type="string">
            <text:p>trabalhoso</text:p>
          </table:table-cell>
          <table:table-cell/>
        </table:table-row>
        <table:table-row table:style-name="ro1">
          <table:table-cell office:value-type="string">
            <text:p>sistema de descontos</text:p>
          </table:table-cell>
          <table:table-cell office:value-type="string">
            <text:p>novo opcional</text:p>
          </table:table-cell>
          <table:table-cell office:value-type="string">
            <text:p>baixa</text:p>
          </table:table-cell>
          <table:table-cell office:value-type="string">
            <text:p>trabalhoso</text:p>
          </table:table-cell>
          <table:table-cell/>
        </table:table-row>
        <table:table-row table:style-name="ro1">
          <table:table-cell office:value-type="string">
            <text:p>escrever manuais do usuário</text:p>
          </table:table-cell>
          <table:table-cell office:value-type="string">
            <text:p>novo opcional</text:p>
          </table:table-cell>
          <table:table-cell office:value-type="string">
            <text:p>baixa</text:p>
          </table:table-cell>
          <table:table-cell office:value-type="string">
            <text:p>trabalhoso</text:p>
          </table:table-cell>
          <table:table-cell/>
        </table:table-row>
        <table:table-row table:style-name="ro1">
          <table:table-cell office:value-type="string">
            <text:p>disponibilizar relatórios administrativos</text:p>
          </table:table-cell>
          <table:table-cell office:value-type="string">
            <text:p>novo opcional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/>
        </table:table-row>
      </table:table>
      <table:table table:name="Recursos" table:style-name="ta1" table:print="false"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>
            <text:p>Nome</text:p>
          </table:table-cell>
          <table:table-cell table:style-name="ce5" office:value-type="string">
            <text:p>Seg</text:p>
          </table:table-cell>
          <table:table-cell table:style-name="ce5" office:value-type="string">
            <text:p>Ter</text:p>
          </table:table-cell>
          <table:table-cell table:style-name="ce5" office:value-type="string">
            <text:p>Qua</text:p>
          </table:table-cell>
          <table:table-cell table:style-name="ce5" office:value-type="string">
            <text:p>Qui</text:p>
          </table:table-cell>
          <table:table-cell table:style-name="ce5" office:value-type="string">
            <text:p>Sex</text:p>
          </table:table-cell>
          <table:table-cell table:style-name="ce5" office:value-type="string">
            <text:p>Sab</text:p>
          </table:table-cell>
          <table:table-cell table:style-name="ce5" office:value-type="string">
            <text:p>Dom</text:p>
          </table:table-cell>
          <table:table-cell table:style-name="ce7" office:value-type="string">
            <text:p>Total</text:p>
          </table:table-cell>
          <table:table-cell/>
        </table:table-row>
        <table:table-row table:style-name="ro1">
          <table:table-cell table:style-name="ce2" office:value-type="string">
            <text:p>Petrus</text:p>
          </table:table-cell>
          <table:table-cell table:number-columns-repeated="7" office:value-type="float" office:value="0">
            <text:p>0</text:p>
          </table:table-cell>
          <table:table-cell table:style-name="ce8" table:formula="of:=SUM([.B2:.H2])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Sono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8" table:formula="of:=SUM([.B3:.H3])" office:value-type="float" office:value="53">
            <text:p>53</text:p>
          </table:table-cell>
          <table:table-cell/>
        </table:table-row>
        <table:table-row table:style-name="ro1">
          <table:table-cell table:style-name="ce2" office:value-type="string">
            <text:p>Bira</text:p>
          </table:table-cell>
          <table:table-cell table:number-columns-repeated="7" office:value-type="float" office:value="0">
            <text:p>0</text:p>
          </table:table-cell>
          <table:table-cell table:style-name="ce8" table:formula="of:=SUM([.B4:.H4])"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Total</text:p>
          </table:table-cell>
          <table:table-cell table:style-name="ce6" table:formula="of:=SUM([.B2:.B4])" office:value-type="float" office:value="6">
            <text:p>6</text:p>
          </table:table-cell>
          <table:table-cell table:style-name="ce6" table:formula="of:=SUM([.C2:.C4])" office:value-type="float" office:value="6">
            <text:p>6</text:p>
          </table:table-cell>
          <table:table-cell table:style-name="ce6" table:formula="of:=SUM([.D2:.D4])" office:value-type="float" office:value="5">
            <text:p>5</text:p>
          </table:table-cell>
          <table:table-cell table:style-name="ce6" table:formula="of:=SUM([.E2:.E4])" office:value-type="float" office:value="6">
            <text:p>6</text:p>
          </table:table-cell>
          <table:table-cell table:style-name="ce6" table:formula="of:=SUM([.F2:.F4])" office:value-type="float" office:value="8">
            <text:p>8</text:p>
          </table:table-cell>
          <table:table-cell table:style-name="ce6" table:formula="of:=SUM([.G2:.G4])" office:value-type="float" office:value="12">
            <text:p>12</text:p>
          </table:table-cell>
          <table:table-cell table:style-name="ce6" table:formula="of:=SUM([.H2:.H4])" office:value-type="float" office:value="10">
            <text:p>10</text:p>
          </table:table-cell>
          <table:table-cell table:style-name="ce9" table:formula="of:=SUM([.I2:.I4])" office:value-type="float" office:value="53">
            <text:p>53</text:p>
          </table:table-cell>
          <table:table-cell office:value-type="string">
            <text:p>horas/semana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Reuniões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Dia</text:p>
          </table:table-cell>
          <table:table-cell office:value-type="string">
            <text:p>Manhã</text:p>
          </table:table-cell>
          <table:table-cell office:value-type="string">
            <text:p>Tarde</text:p>
          </table:table-cell>
          <table:table-cell office:value-type="string">
            <text:p>Noite</text:p>
          </table:table-cell>
          <table:table-cell table:number-columns-repeated="6"/>
        </table:table-row>
        <table:table-row table:style-name="ro1">
          <table:table-cell office:value-type="date" office:date-value="2011-06-06">
            <text:p>06/06/11</text:p>
          </table:table-cell>
          <table:table-cell table:number-columns-repeated="9"/>
        </table:table-row>
        <table:table-row table:style-name="ro1">
          <table:table-cell office:value-type="date" office:date-value="2011-06-07">
            <text:p>07/06/11</text:p>
          </table:table-cell>
          <table:table-cell table:number-columns-repeated="9"/>
        </table:table-row>
        <table:table-row table:style-name="ro1">
          <table:table-cell office:value-type="date" office:date-value="2011-06-08">
            <text:p>08/06/11</text:p>
          </table:table-cell>
          <table:table-cell table:number-columns-repeated="9"/>
        </table:table-row>
        <table:table-row table:style-name="ro1">
          <table:table-cell office:value-type="date" office:date-value="2011-06-09">
            <text:p>09/06/11</text:p>
          </table:table-cell>
          <table:table-cell table:number-columns-repeated="9"/>
        </table:table-row>
        <table:table-row table:style-name="ro1">
          <table:table-cell office:value-type="date" office:date-value="2011-06-10">
            <text:p>10/06/11</text:p>
          </table:table-cell>
          <table:table-cell table:number-columns-repeated="9"/>
        </table:table-row>
        <table:table-row table:style-name="ro1">
          <table:table-cell office:value-type="date" office:date-value="2011-06-11">
            <text:p>11/06/11</text:p>
          </table:table-cell>
          <table:table-cell table:number-columns-repeated="9"/>
        </table:table-row>
        <table:table-row table:style-name="ro1">
          <table:table-cell office:value-type="date" office:date-value="2011-06-12">
            <text:p>12/06/11</text:p>
          </table:table-cell>
          <table:table-cell table:number-columns-repeated="9"/>
        </table:table-row>
      </table:table>
      <table:table table:name="Tarefa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Tarefa</text:p>
          </table:table-cell>
          <table:table-cell office:value-type="string">
            <text:p>Categoria</text:p>
          </table:table-cell>
          <table:table-cell office:value-type="string">
            <text:p>Prioridade</text:p>
          </table:table-cell>
          <table:table-cell office:value-type="string">
            <text:p>Dificuldade</text:p>
          </table:table-cell>
          <table:table-cell office:value-type="string">
            <text:p>Pontos</text:p>
          </table:table-cell>
          <table:table-cell office:value-type="string">
            <text:p>Neste Sprint</text:p>
          </table:table-cell>
          <table:table-cell office:value-type="string">
            <text:p>Situação</text:p>
          </table:table-cell>
        </table:table-row>
        <table:table-row table:style-name="ro1">
          <table:table-cell office:value-type="string">
            <text:p>modelar clientes</text:p>
          </table:table-cell>
          <table:table-cell office:value-type="string">
            <text:p>modelo</text:p>
          </table:table-cell>
          <table:table-cell office:value-type="string">
            <text:p>alta</text:p>
          </table:table-cell>
          <table:table-cell office:value-type="string">
            <text:p>médi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gerenciar clientes</text:p>
          </table:table-cell>
          <table:table-cell office:value-type="string">
            <text:p>controle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interface do cliente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testar módulo de cliente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odelar produtos</text:p>
          </table:table-cell>
          <table:table-cell office:value-type="string">
            <text:p>modelo</text:p>
          </table:table-cell>
          <table:table-cell office:value-type="string">
            <text:p>alta</text:p>
          </table:table-cell>
          <table:table-cell office:value-type="string">
            <text:p>médi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gerenciar produtos</text:p>
          </table:table-cell>
          <table:table-cell office:value-type="string">
            <text:p>controle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interface para oferecer produtos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interface para gerenciar produtos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testar módulo de gerenciamento de produto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testar módulo de oferta de produto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odelar compras</text:p>
          </table:table-cell>
          <table:table-cell office:value-type="string">
            <text:p>modelo</text:p>
          </table:table-cell>
          <table:table-cell office:value-type="string">
            <text:p>alta</text:p>
          </table:table-cell>
          <table:table-cell office:value-type="string">
            <text:p>médi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gerenciar compras</text:p>
          </table:table-cell>
          <table:table-cell office:value-type="string">
            <text:p>controle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interface de compra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interface de gerenciamento de vendas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testar módulo de compra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testar módulo de gerenciamento de venda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iíci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odelar produtos comprados</text:p>
          </table:table-cell>
          <table:table-cell office:value-type="string">
            <text:p>modelo</text:p>
          </table:table-cell>
          <table:table-cell office:value-type="string">
            <text:p>alta</text:p>
          </table:table-cell>
          <table:table-cell office:value-type="string">
            <text:p>médi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gerenciar produtos comprados</text:p>
          </table:table-cell>
          <table:table-cell office:value-type="string">
            <text:p>controle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interface de gerenciamento de produtos comprados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interface de produtos comprados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testar módulo de gerenciamento de produtos comprado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testar módulo de produtos comprado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modelar produtos disponíveis</text:p>
          </table:table-cell>
          <table:table-cell office:value-type="string">
            <text:p>modelo</text:p>
          </table:table-cell>
          <table:table-cell office:value-type="string">
            <text:p>alta</text:p>
          </table:table-cell>
          <table:table-cell office:value-type="string">
            <text:p>média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erenciar produtos disponíveis</text:p>
          </table:table-cell>
          <table:table-cell office:value-type="string">
            <text:p>controle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interface de gerenciamento de produtos disponíveis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testar módulo de produtos disponívei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odelar categorias de produtos</text:p>
          </table:table-cell>
          <table:table-cell office:value-type="string">
            <text:p>modelo</text:p>
          </table:table-cell>
          <table:table-cell office:value-type="string">
            <text:p>alta</text:p>
          </table:table-cell>
          <table:table-cell office:value-type="string">
            <text:p>médi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gerenciar categorias de produtos</text:p>
          </table:table-cell>
          <table:table-cell office:value-type="string">
            <text:p>controle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interface de gerenciamento de categorias de produtos</text:p>
          </table:table-cell>
          <table:table-cell office:value-type="string">
            <text:p>visão</text:p>
          </table:table-cell>
          <table:table-cell table:number-columns-repeated="2" office:value-type="string">
            <text:p>média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testar módulo de gerenciamento de categorias de produtos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login por sessão</text:p>
          </table:table-cell>
          <table:table-cell office:value-type="string">
            <text:p>controle</text:p>
          </table:table-cell>
          <table:table-cell office:value-type="string">
            <text:p>alta</text:p>
          </table:table-cell>
          <table:table-cell office:value-type="string">
            <text:p>fácil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uporte a internacionalização</text:p>
          </table:table-cell>
          <table:table-cell office:value-type="string">
            <text:p>controle</text:p>
          </table:table-cell>
          <table:table-cell office:value-type="string">
            <text:p>alta</text:p>
          </table:table-cell>
          <table:table-cell office:value-type="string">
            <text:p>fáci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dar suporte ao português</text:p>
          </table:table-cell>
          <table:table-cell office:value-type="string">
            <text:p>visão</text:p>
          </table:table-cell>
          <table:table-cell office:value-type="string">
            <text:p>alta</text:p>
          </table:table-cell>
          <table:table-cell office:value-type="string">
            <text:p>trabalhoso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dar suporte ao inglês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trabalhoso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arquitetura MVC</text:p>
          </table:table-cell>
          <table:table-cell office:value-type="string">
            <text:p>sistema</text:p>
          </table:table-cell>
          <table:table-cell office:value-type="string">
            <text:p>alta</text:p>
          </table:table-cell>
          <table:table-cell office:value-type="string">
            <text:p>fáci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levantar servidor tomcat</text:p>
          </table:table-cell>
          <table:table-cell office:value-type="string">
            <text:p>sistema</text:p>
          </table:table-cell>
          <table:table-cell office:value-type="string">
            <text:p>alta</text:p>
          </table:table-cell>
          <table:table-cell office:value-type="string">
            <text:p>fáci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levantar servidor postgresql</text:p>
          </table:table-cell>
          <table:table-cell office:value-type="string">
            <text:p>sistema</text:p>
          </table:table-cell>
          <table:table-cell office:value-type="string">
            <text:p>alta</text:p>
          </table:table-cell>
          <table:table-cell office:value-type="string">
            <text:p>fáci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esquisar hibernate</text:p>
          </table:table-cell>
          <table:table-cell office:value-type="string">
            <text:p>pesquisa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usar hibernate</text:p>
          </table:table-cell>
          <table:table-cell office:value-type="string">
            <text:p>modelo</text:p>
          </table:table-cell>
          <table:table-cell office:value-type="string">
            <text:p>média</text:p>
          </table:table-cell>
          <table:table-cell office:value-type="string">
            <text:p>fáci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escrever ant script</text:p>
          </table:table-cell>
          <table:table-cell office:value-type="string">
            <text:p>sistema</text:p>
          </table:table-cell>
          <table:table-cell office:value-type="string">
            <text:p>alta</text:p>
          </table:table-cell>
          <table:table-cell office:value-type="string">
            <text:p>fáci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modelar usuários do sistema</text:p>
          </table:table-cell>
          <table:table-cell office:value-type="string">
            <text:p>modelo</text:p>
          </table:table-cell>
          <table:table-cell table:number-columns-repeated="2" office:value-type="string">
            <text:p>média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gerenciar usuários do sistema</text:p>
          </table:table-cell>
          <table:table-cell office:value-type="string">
            <text:p>controle</text:p>
          </table:table-cell>
          <table:table-cell office:value-type="string">
            <text:p>média</text:p>
          </table:table-cell>
          <table:table-cell office:value-type="string">
            <text:p>trabalhoso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interface de gerenciamento de usuários do sistema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interface de usuários do sistema</text:p>
          </table:table-cell>
          <table:table-cell office:value-type="string">
            <text:p>visão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testar módulo de gerenciamento de usuários do sistema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testar módulo de usuários do sistema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odelar grupos de usuários do sistema</text:p>
          </table:table-cell>
          <table:table-cell office:value-type="string">
            <text:p>modelo</text:p>
          </table:table-cell>
          <table:table-cell table:number-columns-repeated="2" office:value-type="string">
            <text:p>médi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erenciar grupos de de usuários do sistema</text:p>
          </table:table-cell>
          <table:table-cell office:value-type="string">
            <text:p>controle</text:p>
          </table:table-cell>
          <table:table-cell office:value-type="string">
            <text:p>média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interface de gerenciamento de grupos de usuários do sistema</text:p>
          </table:table-cell>
          <table:table-cell office:value-type="string">
            <text:p>visão</text:p>
          </table:table-cell>
          <table:table-cell office:value-type="string">
            <text:p>média</text:p>
          </table:table-cell>
          <table:table-cell office:value-type="string">
            <text:p>difícil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testar módulo de gerenciamento de grupos de usuários do sistema</text:p>
          </table:table-cell>
          <table:table-cell office:value-type="string">
            <text:p>teste</text:p>
          </table:table-cell>
          <table:table-cell office:value-type="string">
            <text:p>baixa</text:p>
          </table:table-cell>
          <table:table-cell office:value-type="string">
            <text:p>difíci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remov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2:.E51])" office:value-type="float" office:value="220">
            <text:p>220</text:p>
          </table:table-cell>
          <table:table-cell table:formula="of:=SUM([.F2:.F51])" office:value-type="float" office:value="86">
            <text:p>86</text:p>
          </table:table-cell>
          <table:table-cell/>
        </table:table-row>
      </table:table>
      <table:table table:name="Execução" table:style-name="ta1" table:print="false">
        <table:table-column table:style-name="co22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>
            <text:p>Tarefa</text:p>
          </table:table-cell>
          <table:table-cell office:value-type="string">
            <text:p>Categoria</text:p>
          </table:table-cell>
          <table:table-cell office:value-type="string">
            <text:p>Dificuldade</text:p>
          </table:table-cell>
          <table:table-cell office:value-type="string">
            <text:p>Pontos</text:p>
          </table:table-cell>
          <table:table-cell office:value-type="string">
            <text:p>Alocado Em</text:p>
          </table:table-cell>
          <table:table-cell office:value-type="string">
            <text:p>Alocado Para</text:p>
          </table:table-cell>
          <table:table-cell office:value-type="string">
            <text:p>Progresso</text:p>
          </table:table-cell>
        </table:table-row>
        <table:table-row table:style-name="ro1">
          <table:table-cell office:value-type="string">
            <text:p>gerenciar clientes</text:p>
          </table:table-cell>
          <table:table-cell office:value-type="string">
            <text:p>controle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erenciar produtos</text:p>
          </table:table-cell>
          <table:table-cell office:value-type="string">
            <text:p>controle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erenciar compras</text:p>
          </table:table-cell>
          <table:table-cell office:value-type="string">
            <text:p>controle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erenciar produtos comprados</text:p>
          </table:table-cell>
          <table:table-cell office:value-type="string">
            <text:p>controle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erenciar produtos disponíveis</text:p>
          </table:table-cell>
          <table:table-cell office:value-type="string">
            <text:p>controle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erenciar categorias de produtos</text:p>
          </table:table-cell>
          <table:table-cell office:value-type="string">
            <text:p>controle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login por sessão</text:p>
          </table:table-cell>
          <table:table-cell office:value-type="string">
            <text:p>controle</text:p>
          </table:table-cell>
          <table:table-cell office:value-type="string">
            <text:p>fácil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gerenciar usuários do sistema</text:p>
          </table:table-cell>
          <table:table-cell office:value-type="string">
            <text:p>controle</text:p>
          </table:table-cell>
          <table:table-cell office:value-type="string">
            <text:p>trabalhos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dar suporte ao português</text:p>
          </table:table-cell>
          <table:table-cell office:value-type="string">
            <text:p>visão</text:p>
          </table:table-cell>
          <table:table-cell office:value-type="string">
            <text:p>trabalhos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dar suporte ao inglês</text:p>
          </table:table-cell>
          <table:table-cell office:value-type="string">
            <text:p>visão</text:p>
          </table:table-cell>
          <table:table-cell office:value-type="string">
            <text:p>trabalhos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table:number-columns-repeated="2"/>
          <table:table-cell table:formula="of:=SUM([.D2:.D11])" office:value-type="float" office:value="42">
            <text:p>42</text:p>
          </table:table-cell>
          <table:table-cell table:number-columns-repeated="3"/>
        </table:table-row>
      </table:table>
      <table:table table:name="Feito" table:style-name="ta1" table:print="false">
        <table:table-column table:style-name="co26" table:default-cell-style-name="Default"/>
        <table:table-column table:style-name="co16" table:default-cell-style-name="Default"/>
        <table:table-column table:style-name="co27" table:default-cell-style-name="ce4"/>
        <table:table-column table:style-name="co28" table:default-cell-style-name="Default"/>
        <table:table-column table:style-name="co19" table:default-cell-style-name="Default"/>
        <table:table-row table:style-name="ro1">
          <table:table-cell office:value-type="string">
            <text:p>Tarefa</text:p>
          </table:table-cell>
          <table:table-cell office:value-type="string">
            <text:p>Categoria</text:p>
          </table:table-cell>
          <table:table-cell table:style-name="Default" office:value-type="string">
            <text:p>Terminada Em</text:p>
          </table:table-cell>
          <table:table-cell office:value-type="string">
            <text:p>Feito Por</text:p>
          </table:table-cell>
          <table:table-cell office:value-type="string">
            <text:p>Pontos</text:p>
          </table:table-cell>
        </table:table-row>
        <table:table-row table:style-name="ro1">
          <table:table-cell office:value-type="string">
            <text:p>escrever ant script</text:p>
          </table:table-cell>
          <table:table-cell office:value-type="string">
            <text:p>sistema</text:p>
          </table:table-cell>
          <table:table-cell office:value-type="date" office:date-value="2011-06-07">
            <text:p>07/06/11</text:p>
          </table:table-cell>
          <table:table-cell office:value-type="string">
            <text:p>So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vantar servidor postgresql</text:p>
          </table:table-cell>
          <table:table-cell office:value-type="string">
            <text:p>sistema</text:p>
          </table:table-cell>
          <table:table-cell office:value-type="date" office:date-value="2011-06-09">
            <text:p>09/06/11</text:p>
          </table:table-cell>
          <table:table-cell office:value-type="string">
            <text:p>So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delar usuários do sistema</text:p>
          </table:table-cell>
          <table:table-cell office:value-type="string">
            <text:p>modelo</text:p>
          </table:table-cell>
          <table:table-cell office:value-type="date" office:date-value="2011-06-11">
            <text:p>11/06/11</text:p>
          </table:table-cell>
          <table:table-cell office:value-type="string">
            <text:p>Son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odelar clientes</text:p>
          </table:table-cell>
          <table:table-cell office:value-type="string">
            <text:p>modelo</text:p>
          </table:table-cell>
          <table:table-cell office:value-type="date" office:date-value="2011-06-11">
            <text:p>11/06/11</text:p>
          </table:table-cell>
          <table:table-cell office:value-type="string">
            <text:p>So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squisar hibernate</text:p>
          </table:table-cell>
          <table:table-cell office:value-type="string">
            <text:p>pesquisa</text:p>
          </table:table-cell>
          <table:table-cell office:value-type="date" office:date-value="2011-06-11">
            <text:p>11/06/11</text:p>
          </table:table-cell>
          <table:table-cell office:value-type="string">
            <text:p>Son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usar hibernate</text:p>
          </table:table-cell>
          <table:table-cell office:value-type="string">
            <text:p>modelo</text:p>
          </table:table-cell>
          <table:table-cell office:value-type="date" office:date-value="2011-06-11">
            <text:p>11/06/11</text:p>
          </table:table-cell>
          <table:table-cell office:value-type="string">
            <text:p>Son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elar produtos</text:p>
          </table:table-cell>
          <table:table-cell office:value-type="string">
            <text:p>modelo</text:p>
          </table:table-cell>
          <table:table-cell office:value-type="date" office:date-value="2011-06-11">
            <text:p>11/06/11</text:p>
          </table:table-cell>
          <table:table-cell office:value-type="string">
            <text:p>Son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delar categorias de produtos</text:p>
          </table:table-cell>
          <table:table-cell office:value-type="string">
            <text:p>modelo</text:p>
          </table:table-cell>
          <table:table-cell office:value-type="date" office:date-value="2011-06-11">
            <text:p>11/06/11</text:p>
          </table:table-cell>
          <table:table-cell office:value-type="string">
            <text:p>Son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rquitetura MVC</text:p>
          </table:table-cell>
          <table:table-cell office:value-type="string">
            <text:p>sistema</text:p>
          </table:table-cell>
          <table:table-cell office:value-type="date" office:date-value="2011-06-11">
            <text:p>11/06/11</text:p>
          </table:table-cell>
          <table:table-cell office:value-type="string">
            <text:p>Son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elar compras</text:p>
          </table:table-cell>
          <table:table-cell office:value-type="string">
            <text:p>modelo</text:p>
          </table:table-cell>
          <table:table-cell office:value-type="date" office:date-value="2011-06-12">
            <text:p>12/06/11</text:p>
          </table:table-cell>
          <table:table-cell office:value-type="string">
            <text:p>Son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delar produtos comprados</text:p>
          </table:table-cell>
          <table:table-cell office:value-type="string">
            <text:p>modelo</text:p>
          </table:table-cell>
          <table:table-cell office:value-type="date" office:date-value="2011-06-12">
            <text:p>12/06/11</text:p>
          </table:table-cell>
          <table:table-cell office:value-type="string">
            <text:p>Son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delar produtos disponíveis</text:p>
          </table:table-cell>
          <table:table-cell office:value-type="string">
            <text:p>modelo</text:p>
          </table:table-cell>
          <table:table-cell office:value-type="date" office:date-value="2011-06-12">
            <text:p>12/06/11</text:p>
          </table:table-cell>
          <table:table-cell office:value-type="string">
            <text:p>Son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porte a internacionalização</text:p>
          </table:table-cell>
          <table:table-cell office:value-type="string">
            <text:p>controle</text:p>
          </table:table-cell>
          <table:table-cell office:value-type="date" office:date-value="2011-06-12">
            <text:p>12/06/11</text:p>
          </table:table-cell>
          <table:table-cell office:value-type="string">
            <text:p>Son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evantar servidor tomcat</text:p>
          </table:table-cell>
          <table:table-cell office:value-type="string">
            <text:p>sistema</text:p>
          </table:table-cell>
          <table:table-cell office:value-type="date" office:date-value="2011-06-12">
            <text:p>12/06/11</text:p>
          </table:table-cell>
          <table:table-cell office:value-type="string">
            <text:p>Sono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/>
          <table:table-cell table:style-name="Default"/>
          <table:table-cell/>
          <table:table-cell table:formula="of:=SUM([.E2:.E15])" office:value-type="float" office:value="44">
            <text:p>44</text:p>
          </table:table-cell>
        </table:table-row>
      </table:table>
      <table:table table:name="Progresso" table:style-name="ta1" table:print="false">
        <table:table-column table:style-name="co29" table:default-cell-style-name="ce4"/>
        <table:table-column table:style-name="co30" table:default-cell-style-name="Default"/>
        <table:table-column table:style-name="co31" table:default-cell-style-name="Default"/>
        <table:table-column table:style-name="co5" table:number-columns-repeated="2" table:default-cell-style-name="Default"/>
        <table:table-row table:style-name="ro1">
          <table:table-cell table:style-name="Default" office:value-type="string">
            <text:p>Dia</text:p>
          </table:table-cell>
          <table:table-cell office:value-type="string">
            <text:p>Projetado</text:p>
          </table:table-cell>
          <table:table-cell office:value-type="string">
            <text:p>Feito</text:p>
          </table:table-cell>
          <table:table-cell table:number-columns-repeated="2"/>
        </table:table-row>
        <table:table-row table:style-name="ro1">
          <table:table-cell office:value-type="date" office:date-value="2011-06-06">
            <text:p>06/06/11</text:p>
          </table:table-cell>
          <table:table-cell table:formula="of:=ROUND(6 * [Tarefas.F53] / 6)" office:value-type="float" office:value="86">
            <text:p>86</text:p>
          </table:table-cell>
          <table:table-cell table:formula="of:=[Tarefas.F53]" office:value-type="float" office:value="86">
            <text:p>86</text:p>
          </table:table-cell>
          <table:table-cell/>
          <table:table-cell>
            <draw:frame table:end-cell-address="Progresso.K18" table:end-x="1.196cm" table:end-y="0.212cm" draw:z-index="0" draw:style-name="gr1" svg:width="14.532cm" svg:height="6.986cm" svg:x="0.213cm" svg:y="0.424cm">
              <draw:object draw:notify-on-update-of-ranges="Progresso.A2:Progresso.A8 Progresso.B1:Progresso.B1 Progresso.B2:Progresso.B8 Progresso.C1:Progresso.C1 Progresso.C2:Progresso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date" office:date-value="2011-06-07">
            <text:p>07/06/11</text:p>
          </table:table-cell>
          <table:table-cell table:formula="of:=ROUND(5 * [Tarefas.F53] / 6)" office:value-type="float" office:value="72">
            <text:p>72</text:p>
          </table:table-cell>
          <table:table-cell table:formula="of:=[.C2]-SUM([Feito.E2])"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date" office:date-value="2011-06-08">
            <text:p>08/06/11</text:p>
          </table:table-cell>
          <table:table-cell table:formula="of:=ROUND(4 * [Tarefas.F53] / 6)" office:value-type="float" office:value="57">
            <text:p>57</text:p>
          </table:table-cell>
          <table:table-cell table:formula="of:=[.C3]-SUM(0)"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date" office:date-value="2011-06-09">
            <text:p>09/06/11</text:p>
          </table:table-cell>
          <table:table-cell table:formula="of:=ROUND(3 * [Tarefas.F53] / 6)" office:value-type="float" office:value="43">
            <text:p>43</text:p>
          </table:table-cell>
          <table:table-cell table:formula="of:=[.C4]-SUM([Feito.E3])"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date" office:date-value="2011-06-10">
            <text:p>10/06/11</text:p>
          </table:table-cell>
          <table:table-cell table:formula="of:=ROUND(2 * [Tarefas.F53] / 6)" office:value-type="float" office:value="29">
            <text:p>29</text:p>
          </table:table-cell>
          <table:table-cell table:formula="of:=[.C5]-SUM(0)"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date" office:date-value="2011-06-11">
            <text:p>11/06/11</text:p>
          </table:table-cell>
          <table:table-cell table:formula="of:=ROUND(1 * [Tarefas.F53] / 6)" office:value-type="float" office:value="14">
            <text:p>14</text:p>
          </table:table-cell>
          <table:table-cell table:formula="of:=[.C6]-SUM([Feito.E4:Feito.E10])"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date" office:date-value="2011-06-12">
            <text:p>12/06/11</text:p>
          </table:table-cell>
          <table:table-cell table:formula="of:=ROUND(0 * [Tarefas.F53] / 6)" office:value-type="float" office:value="0">
            <text:p>0</text:p>
          </table:table-cell>
          <table:table-cell table:formula="of:=[.C7]-SUM([Feito.E11:.E15])" office:value-type="float" office:value="42">
            <text:p>42</text:p>
          </table:table-cell>
          <table:table-cell table:number-columns-repeated="2"/>
        </table:table-row>
      </table:table>
      <table:table table:name="Abandonado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32" table:default-cell-style-name="ce4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>
            <text:p>Tarefa</text:p>
          </table:table-cell>
          <table:table-cell office:value-type="string">
            <text:p>Categoria</text:p>
          </table:table-cell>
          <table:table-cell table:style-name="Default" office:value-type="string">
            <text:p>Abandonada Em</text:p>
          </table:table-cell>
          <table:table-cell office:value-type="string">
            <text:p>Abandonada Por</text:p>
          </table:table-cell>
          <table:table-cell office:value-type="string">
            <text:p>Pontos</text:p>
          </table:table-cell>
          <table:table-cell office:value-type="string">
            <text:p>Motivo</text:p>
          </table:table-cell>
        </table:table-row>
        <table:table-row table:style-name="ro1">
          <table:table-cell office:value-type="string">
            <text:p>modelar grupos de usuários do sistema</text:p>
          </table:table-cell>
          <table:table-cell office:value-type="string">
            <text:p>modelo</text:p>
          </table:table-cell>
          <table:table-cell office:value-type="date" office:date-value="2011-06-11">
            <text:p>11/06/11</text:p>
          </table:table-cell>
          <table:table-cell office:value-type="string">
            <text:p>Sono</text:p>
          </table:table-cell>
          <table:table-cell office:value-type="float" office:value="2">
            <text:p>2</text:p>
          </table:table-cell>
          <table:table-cell office:value-type="string">
            <text:p>usando modelagem alternativa</text:p>
          </table:table-cell>
        </table:table-row>
        <table:table-row table:style-name="ro1">
          <table:table-cell office:value-type="string">
            <text:p>gerenciar grupos de de usuários do sistema</text:p>
          </table:table-cell>
          <table:table-cell office:value-type="string">
            <text:p>controle</text:p>
          </table:table-cell>
          <table:table-cell office:value-type="date" office:date-value="2011-06-11">
            <text:p>11/06/11</text:p>
          </table:table-cell>
          <table:table-cell office:value-type="string">
            <text:p>Sono</text:p>
          </table:table-cell>
          <table:table-cell office:value-type="float" office:value="4">
            <text:p>4</text:p>
          </table:table-cell>
          <table:table-cell office:value-type="string">
            <text:p>usando modelagem alternativa</text:p>
          </table:table-cell>
        </table:table-row>
        <table:table-row table:style-name="ro1">
          <table:table-cell office:value-type="string">
            <text:p>interface de gerenciamento de grupos de usuários do sistema</text:p>
          </table:table-cell>
          <table:table-cell office:value-type="string">
            <text:p>visão</text:p>
          </table:table-cell>
          <table:table-cell office:value-type="date" office:date-value="2011-06-11">
            <text:p>11/06/11</text:p>
          </table:table-cell>
          <table:table-cell office:value-type="string">
            <text:p>Sono</text:p>
          </table:table-cell>
          <table:table-cell office:value-type="float" office:value="8">
            <text:p>8</text:p>
          </table:table-cell>
          <table:table-cell office:value-type="string">
            <text:p>usando modelagem alternativa</text:p>
          </table:table-cell>
        </table:table-row>
        <table:table-row table:style-name="ro1">
          <table:table-cell office:value-type="string">
            <text:p>testar módulo de gerenciamento de grupos de usuários do sistema</text:p>
          </table:table-cell>
          <table:table-cell office:value-type="string">
            <text:p>teste</text:p>
          </table:table-cell>
          <table:table-cell office:value-type="date" office:date-value="2011-06-11">
            <text:p>11/06/11</text:p>
          </table:table-cell>
          <table:table-cell office:value-type="string">
            <text:p>Sono</text:p>
          </table:table-cell>
          <table:table-cell office:value-type="float" office:value="4">
            <text:p>4</text:p>
          </table:table-cell>
          <table:table-cell office:value-type="string">
            <text:p>usando modelagem alternativa</text:p>
          </table:table-cell>
        </table:table-row>
      </table:table>
      <table:database-ranges>
        <table:database-range table:target-range-address="Execução.A1:Execução.AMJ104857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13/06/2011</text:date>, <text:time>00:1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7H03M51S</meta:editing-duration>
    <meta:editing-cycles>25</meta:editing-cycles>
    <meta:generator>OpenOffice.org/3.2$Unix OpenOffice.org_project/320m12$Build-9483</meta:generator>
    <dc:date>2011-06-13T00:18:53</dc:date>
    <dc:creator>Ricardo Kagawa</dc:creator>
    <meta:document-statistic meta:table-count="7" meta:cell-count="64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33cm" svg:height="6.987cm" xlink:href=".." chart:class="chart:line" chart:style-name="ch1">
        <chart:title svg:x="6.287cm" svg:y="0.14cm" chart:style-name="ch2">
          <text:p>Burndown</text:p>
        </chart:title>
        <chart:legend chart:legend-position="end" svg:x="12.376cm" svg:y="3.024cm" chart:style-name="ch3"/>
        <chart:plot-area chart:style-name="ch4" table:cell-range-address="Progresso.A1:Progresso.C8" chart:data-source-has-labels="both" svg:x="0.29cm" svg:y="0.782cm" svg:width="11.797cm" svg:height="5.927cm">
          <chart:axis chart:dimension="x" chart:name="primary-x" chart:style-name="ch5">
            <chart:categories table:cell-range-address="Progresso.A2:Progresso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gresso.B2:Progresso.B8" chart:label-cell-address="Progresso.B1:Progresso.B1" chart:class="chart:line">
            <chart:data-point chart:repeated="7"/>
          </chart:series>
          <chart:series chart:style-name="ch8" chart:values-cell-range-address="Progresso.C2:Progresso.C8" chart:label-cell-address="Progresso.C1:Progresso.C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gresso.B1:Progresso.B1">Projetado</text:p>
              </table:table-cell>
              <table:table-cell office:value-type="string">
                <text:p text:id="Progresso.C1:Progresso.C1">Feito</text:p>
              </table:table-cell>
            </table:table-row>
          </table:table-header-rows>
          <table:table-rows>
            <table:table-row>
              <table:table-cell office:value-type="string">
                <text:p text:id="Progresso.A2:Progresso.A8">06/06/11</text:p>
              </table:table-cell>
              <table:table-cell office:value-type="float" office:value="86">
                <text:p text:id="Progresso.B2:Progresso.B8">86</text:p>
              </table:table-cell>
              <table:table-cell office:value-type="float" office:value="86">
                <text:p text:id="Progresso.C2:Progresso.C8">86</text:p>
              </table:table-cell>
            </table:table-row>
            <table:table-row>
              <table:table-cell office:value-type="string">
                <text:p>07/06/11</text:p>
              </table:table-cell>
              <table:table-cell office:value-type="float" office:value="72">
                <text:p>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8/06/11</text:p>
              </table:table-cell>
              <table:table-cell office:value-type="float" office:value="57">
                <text:p>5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9/06/11</text:p>
              </table:table-cell>
              <table:table-cell office:value-type="float" office:value="43">
                <text:p>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/06/11</text:p>
              </table:table-cell>
              <table:table-cell office:value-type="float" office:value="29">
                <text:p>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/06/11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/06/11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